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3.680208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2_AG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ambiental_2022_0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<text:span text:style-name="T1"><text:s/>AGOSTO</text:span><text:s/>2022, Caracterizar el comportamiento ambiental, de la ciudadanía y de los hogares del país, con el objeto de generar información que permita comprender los efectos e impactos que causan sobre el medio ambiente.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rea</text:p>
          </table:table-cell>
          <table:table-cell office:value-type="string" table:style-name="ce8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iudad</text:p>
          </table:table-cell>
          <table:table-cell office:value-type="string" table:style-name="ce8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nglomerado</text:p>
          </table:table-cell>
          <table:table-cell office:value-type="string" table:style-name="ce8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anelm</text:p>
          </table:table-cell>
          <table:table-cell office:value-type="string" table:style-name="ce8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vivienda</text:p>
          </table:table-cell>
          <table:table-cell office:value-type="string" table:style-name="ce8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ogar</text:p>
          </table:table-cell>
          <table:table-cell office:value-type="string" table:style-name="ce8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11</text:p>
          </table:table-cell>
          <table:table-cell office:value-type="string" table:style-name="ce8">
            <text:p>CLASIFICÓ durante los ÚLTIMOS 12 MESES residuos: Orgánico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12a</text:p>
          </table:table-cell>
          <table:table-cell office:value-type="string" table:style-name="ce8">
            <text:p>CLASIFICÓ durante los ÚLTIMOS 12 MESES residuos: Inorgánicos: Papel, cartó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12b</text:p>
          </table:table-cell>
          <table:table-cell office:value-type="string" table:style-name="ce8">
            <text:p>CLASIFICÓ durante los ÚLTIMOS 12 MESES residuos: Inorgánicos: Plástic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12c</text:p>
          </table:table-cell>
          <table:table-cell office:value-type="string" table:style-name="ce8">
            <text:p>CLASIFICÓ durante los ÚLTIMOS 12 MESES residuos: Inorgánicos: Vidri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12d</text:p>
          </table:table-cell>
          <table:table-cell office:value-type="string" table:style-name="ce8">
            <text:p>CLASIFICÓ durante los ÚLTIMOS 12 MESES residuos: Inorgánicos: Meta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12e</text:p>
          </table:table-cell>
          <table:table-cell office:value-type="string" table:style-name="ce8">
            <text:p>CLASIFICÓ durante los ÚLTIMOS 12 MESES residuos: Inorgánicos: Tetrapak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2a</text:p>
          </table:table-cell>
          <table:table-cell office:value-type="string" table:style-name="ce8">
            <text:p>Principalmente, comó eliminó los RESIDUOS: Orgánico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2b</text:p>
          </table:table-cell>
          <table:table-cell office:value-type="string" table:style-name="ce8">
            <text:p>Principalmente, comó eliminó los RESIDUOS: Papel, cartó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2c</text:p>
          </table:table-cell>
          <table:table-cell office:value-type="string" table:style-name="ce8">
            <text:p>Principalmente, comó eliminó los RESIDUOS: Plástic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2d</text:p>
          </table:table-cell>
          <table:table-cell office:value-type="string" table:style-name="ce8">
            <text:p>Principalmente, comó eliminó los RESIDUOS: Vidri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2e</text:p>
          </table:table-cell>
          <table:table-cell office:value-type="string" table:style-name="ce8">
            <text:p>Principalmente, comó eliminó los RESIDUOS: Meta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2f</text:p>
          </table:table-cell>
          <table:table-cell office:value-type="string" table:style-name="ce8">
            <text:p>Principalmente, comó eliminó los RESIDUOS: Tetrapak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a</text:p>
          </table:table-cell>
          <table:table-cell office:value-type="string" table:style-name="ce8">
            <text:p>Principalmente, comó eliminó las pil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b</text:p>
          </table:table-cell>
          <table:table-cell office:value-type="string" table:style-name="ce8">
            <text:p>Principalmente, comó eliminó los desechos farmacéutico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c</text:p>
          </table:table-cell>
          <table:table-cell office:value-type="string" table:style-name="ce8">
            <text:p>Principalmente, comó eliminó aceite y/o gras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d</text:p>
          </table:table-cell>
          <table:table-cell office:value-type="string" table:style-name="ce8">
            <text:p>Principalmente, comó eliminó focos ahorrador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e</text:p>
          </table:table-cell>
          <table:table-cell office:value-type="string" table:style-name="ce8">
            <text:p>Principalmente, comó eliminó envases de insecticidas productos de limpieza del hoga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f</text:p>
          </table:table-cell>
          <table:table-cell office:value-type="string" table:style-name="ce8">
            <text:p>Principalmente, comó eliminó cartuchos y tóner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g</text:p>
          </table:table-cell>
          <table:table-cell office:value-type="string" table:style-name="ce8">
            <text:p>Principalmente, comó eliminó focos LE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1a</text:p>
          </table:table-cell>
          <table:table-cell office:value-type="string" table:style-name="ce8">
            <text:p>Principalmente, comó eliminó desechos electrónicos/eléctricos: Computadora-escritori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2a</text:p>
          </table:table-cell>
          <table:table-cell office:value-type="string" table:style-name="ce8">
            <text:p>Cuantos años uso el bien: Computadora-escritori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01p51b</text:p>
          </table:table-cell>
          <table:table-cell office:value-type="string" table:style-name="ce8">
            <text:p>Principalmente, comó eliminó desechos electrónicos/eléctricos: <text:s/>Computadora Laptop/Table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b</text:p>
          </table:table-cell>
          <table:table-cell office:value-type="string" table:style-name="ce8">
            <text:p>Cuantos años uso el bien: Computadora Laptop/Table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c</text:p>
          </table:table-cell>
          <table:table-cell office:value-type="string" table:style-name="ce8">
            <text:p>Principalmente, comó eliminó desechos electrónicos/eléctricos: Televisor a col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c</text:p>
          </table:table-cell>
          <table:table-cell office:value-type="string" table:style-name="ce8">
            <text:p>Cuantos años uso el bien: Televisor a col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d</text:p>
          </table:table-cell>
          <table:table-cell office:value-type="string" table:style-name="ce8">
            <text:p>Principalmente, comó eliminó desechos electrónicos/eléctricos: Refrigerad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d</text:p>
          </table:table-cell>
          <table:table-cell office:value-type="string" table:style-name="ce8">
            <text:p>Cuantos años uso el bien: Refrigerad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e</text:p>
          </table:table-cell>
          <table:table-cell office:value-type="string" table:style-name="ce8">
            <text:p>Principalmente, comó eliminó desechos electrónicos/eléctricos: Lavadora de rop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e</text:p>
          </table:table-cell>
          <table:table-cell office:value-type="string" table:style-name="ce8">
            <text:p>Cuantos años uso el bien: Lavadora de rop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f</text:p>
          </table:table-cell>
          <table:table-cell office:value-type="string" table:style-name="ce8">
            <text:p>Principalmente, comó eliminó desechos electrónicos/eléctricos: Aire acondicionad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f</text:p>
          </table:table-cell>
          <table:table-cell office:value-type="string" table:style-name="ce8">
            <text:p>Cuantos años uso el bien: Aire acondicionado.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g</text:p>
          </table:table-cell>
          <table:table-cell office:value-type="string" table:style-name="ce8">
            <text:p>Principalmente, comó eliminó desechos electrónicos/eléctricos: Ventilad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g</text:p>
          </table:table-cell>
          <table:table-cell office:value-type="string" table:style-name="ce8">
            <text:p>Cuantos años uso el bien: Ventilad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h</text:p>
          </table:table-cell>
          <table:table-cell office:value-type="string" table:style-name="ce8">
            <text:p>Principalmente, comó eliminó desechos electrónicos/eléctricos: Cocina a g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h</text:p>
          </table:table-cell>
          <table:table-cell office:value-type="string" table:style-name="ce8">
            <text:p>Cuantos años uso el bien: Cocina a g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i</text:p>
          </table:table-cell>
          <table:table-cell office:value-type="string" table:style-name="ce8">
            <text:p>Principalmente, comó eliminó desechos electrónicos/eléctricos: Planch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i</text:p>
          </table:table-cell>
          <table:table-cell office:value-type="string" table:style-name="ce8">
            <text:p>Cuantos años uso el bien: Planch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j</text:p>
          </table:table-cell>
          <table:table-cell office:value-type="string" table:style-name="ce8">
            <text:p>Principalmente, comó eliminó desechos electrónicos/eléctricos: Teléfono celula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j</text:p>
          </table:table-cell>
          <table:table-cell office:value-type="string" table:style-name="ce8">
            <text:p>Cuantos años uso el bien: Teléfono celula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k</text:p>
          </table:table-cell>
          <table:table-cell office:value-type="string" table:style-name="ce8">
            <text:p>Principalmente, comó eliminó desechos electrónicos/eléctricos: Rad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k</text:p>
          </table:table-cell>
          <table:table-cell office:value-type="string" table:style-name="ce8">
            <text:p>Cuantos años uso el bien: Rad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1l</text:p>
          </table:table-cell>
          <table:table-cell office:value-type="string" table:style-name="ce8">
            <text:p>Principalmente, comó eliminó desechos electrónicos/eléctricos: Impresor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52l</text:p>
          </table:table-cell>
          <table:table-cell office:value-type="string" table:style-name="ce8">
            <text:p>Cuantos años uso el bien: Impresor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61</text:p>
          </table:table-cell>
          <table:table-cell office:value-type="string" table:style-name="ce8">
            <text:p>Habitualmente:Reusan el agu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62</text:p>
          </table:table-cell>
          <table:table-cell office:value-type="string" table:style-name="ce8">
            <text:p>Habitualmente:Utilizan balde en lugar de manguera para ciertas actividad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63</text:p>
          </table:table-cell>
          <table:table-cell office:value-type="string" table:style-name="ce8">
            <text:p>Habitualmente:Cierran las llaves mientras jabonan los platos, se bañan, se cepillan los dientes, etc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64</text:p>
          </table:table-cell>
          <table:table-cell office:value-type="string" table:style-name="ce8">
            <text:p>Habitualmente:Se duchan en menos de 10 minuto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65</text:p>
          </table:table-cell>
          <table:table-cell office:value-type="string" table:style-name="ce8">
            <text:p>Habitualmente:Revisan regularmente las tuberí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66</text:p>
          </table:table-cell>
          <table:table-cell office:value-type="string" table:style-name="ce8">
            <text:p>Habitualmente:Disponen de economizadores de chorr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67</text:p>
          </table:table-cell>
          <table:table-cell office:value-type="string" table:style-name="ce8">
            <text:p>Habitualmente:Disponen de inodoro doble descarg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68</text:p>
          </table:table-cell>
          <table:table-cell office:value-type="string" table:style-name="ce8">
            <text:p>Habitualmente:Colocan una botella de agua u otro objeto dentro del tanque del inodor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71</text:p>
          </table:table-cell>
          <table:table-cell office:value-type="string" table:style-name="ce8">
            <text:p>Desconectan los aparatos electrónicos y electrodomésticos cuando no los usa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72</text:p>
          </table:table-cell>
          <table:table-cell office:value-type="string" table:style-name="ce8">
            <text:p>Apagan los focos al salir de una habitac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73</text:p>
          </table:table-cell>
          <table:table-cell office:value-type="string" table:style-name="ce8">
            <text:p>Introducen alimentos calientes en el refrigerad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74</text:p>
          </table:table-cell>
          <table:table-cell office:value-type="string" table:style-name="ce8">
            <text:p>Planchan la mayor cantidad de ropa posible en una sola vez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75</text:p>
          </table:table-cell>
          <table:table-cell office:value-type="string" table:style-name="ce8">
            <text:p>Abren las cortinas y persianas para aprovechar la luz del sol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76</text:p>
          </table:table-cell>
          <table:table-cell office:value-type="string" table:style-name="ce8">
            <text:p>Dispone de aparatos electrodomésticos ahorradores de energí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101p77</text:p>
          </table:table-cell>
          <table:table-cell office:value-type="string" table:style-name="ce8">
            <text:p>Dispone de paneles solar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estrato</text:p>
          </table:table-cell>
          <table:table-cell office:value-type="string" table:style-name="ce8">
            <text:p>Estrato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fexp</text:p>
          </table:table-cell>
          <table:table-cell office:value-type="string" table:style-name="ce8">
            <text:p>Factor de expans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upm</text:p>
          </table:table-cell>
          <table:table-cell office:value-type="string" table:style-name="ce8">
            <text:p>Unidad Primaria de Muestre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id_vivienda</text:p>
          </table:table-cell>
          <table:table-cell office:value-type="string" table:style-name="ce8">
            <text:p>Identificador de viviend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id_hogar</text:p>
          </table:table-cell>
          <table:table-cell office:value-type="string" table:style-name="ce8">
            <text:p>Identificador de hoga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eriodo</text:p>
          </table:table-cell>
          <table:table-cell office:value-type="string" table:style-name="ce8">
            <text:p>Periodo</text:p>
          </table:table-cell>
          <table:table-cell table:number-columns-repeated="16382"/>
        </table:table-row>
        <table:table-row table:number-rows-repeated="104850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William Villavicencio</dc:creator>
    <meta:creation-date>2020-12-02T16:57:00Z</meta:creation-date>
    <dc:date>2022-09-16T01:58:56Z</dc:date>
  </office:meta>
</office:document-meta>
</file>